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erviceClientInvisible">
      <style:graphic-properties fo:min-height="0.258cm" fo:min-width="1.778cm" style:writing-mode="lr-tb" loext:decorative="false"/>
      <style:paragraph-properties style:writing-mode="lr-tb"/>
    </style:style>
    <style:style style:name="gr3" style:family="graphic" style:parent-style-name="ServiceClientGWM">
      <style:graphic-properties fo:min-height="0.258cm" fo:min-width="1.778cm" style:writing-mode="lr-tb" loext:decorative="false"/>
      <style:paragraph-properties style:writing-mode="lr-tb"/>
    </style:style>
    <style:style style:name="gr4" style:family="graphic" style:parent-style-name="ServiceClientRCS">
      <style:graphic-properties fo:min-height="0.258cm" fo:min-width="1.778cm" style:writing-mode="lr-tb" loext:decorative="false"/>
      <style:paragraph-properties style:writing-mode="lr-tb"/>
    </style:style>
    <style:style style:name="gr5" style:family="graphic" style:parent-style-name="ServiceClientSMTP">
      <style:graphic-properties fo:min-height="0.258cm" fo:min-width="1.778cm" style:writing-mode="lr-tb" loext:decorative="false"/>
      <style:paragraph-properties style:writing-mode="lr-tb"/>
    </style:style>
    <style:style style:name="gr6" style:family="graphic" style:parent-style-name="ServiceClient">
      <style:graphic-properties draw:textarea-vertical-align="middle" draw:auto-grow-height="false" fo:min-height="4.75cm" fo:min-width="3.246cm" style:writing-mode="lr-tb" loext:decorative="false"/>
      <style:paragraph-properties style:writing-mode="lr-tb"/>
    </style:style>
    <style:style style:name="gr7" style:family="graphic" style:parent-style-name="ServiceClientsTitle">
      <style:graphic-properties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8" style:family="graphic" style:parent-style-name="Service">
      <style:graphic-properties fo:min-height="5.75cm" fo:min-width="3.996cm" style:writing-mode="lr-tb" loext:decorative="false"/>
      <style:paragraph-properties style:writing-mode="lr-tb"/>
    </style:style>
    <style:style style:name="gr9" style:family="graphic" style:parent-style-name="TitleBlack">
      <style:graphic-properties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10" style:family="graphic" style:parent-style-name="ServiceClientACM">
      <style:graphic-properties fo:min-height="0.258cm" fo:min-width="1.778cm" style:writing-mode="lr-tb" loext:decorative="false"/>
      <style:paragraph-properties style:writing-mode="lr-tb"/>
    </style:style>
    <style:style style:name="gr11" style:family="graphic" style:parent-style-name="ServiceClientMM">
      <style:graphic-properties fo:min-height="0.258cm" fo:min-width="1.778cm" style:writing-mode="lr-tb" loext:decorative="false"/>
      <style:paragraph-properties style:writing-mode="lr-tb"/>
    </style:style>
    <style:style style:name="gr12" style:family="graphic" style:parent-style-name="ServiceClientNM">
      <style:graphic-properties fo:min-height="0.258cm" fo:min-width="1.778cm" style:writing-mode="lr-tb" loext:decorative="false"/>
      <style:paragraph-properties style:writing-mode="lr-tb"/>
    </style:style>
    <style:style style:name="gr13" style:family="graphic" style:parent-style-name="ServiceClientSM">
      <style:graphic-properties fo:min-height="0.258cm" fo:min-width="1.778cm" style:writing-mode="lr-tb" loext:decorative="false"/>
      <style:paragraph-properties style:writing-mode="lr-tb"/>
    </style:style>
    <style:style style:name="gr14" style:family="graphic" style:parent-style-name="ServiceClientGWM">
      <style:graphic-properties loext:decorative="false"/>
    </style:style>
    <style:style style:name="gr15" style:family="graphic" style:parent-style-name="ServiceClientRCS">
      <style:graphic-properties loext:decorative="false"/>
    </style:style>
    <style:style style:name="gr16" style:family="graphic" style:parent-style-name="ServiceClientSMTP">
      <style:graphic-properties loext:decorative="false"/>
    </style:style>
    <style:style style:name="gr17" style:family="graphic" style:parent-style-name="ServiceClientMM">
      <style:graphic-properties loext:decorative="false"/>
    </style:style>
    <style:style style:name="gr18" style:family="graphic" style:parent-style-name="ServiceClientACM">
      <style:graphic-properties loext:decorative="false"/>
    </style:style>
    <style:style style:name="gr19" style:family="graphic" style:parent-style-name="ServiceClientNM">
      <style:graphic-properties loext:decorative="false"/>
    </style:style>
    <style:style style:name="gr20" style:family="graphic" style:parent-style-name="ServiceClientSM">
      <style:graphic-properties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0000" loext:opacity="100%" style:font-name="Liberation Sans Narrow" fo:font-size="11pt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2.032cm" svg:height="0.508cm" svg:x="8.409cm" svg:y="3.72cm">
            <text:p text:style-name="P1"><text:span text:style-name="T1">AC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" draw:id="id1" draw:layer="layout" svg:width="2.032cm" svg:height="0.508cm" svg:x="8.409cm" svg:y="4.32cm">
            <text:p text:style-name="P1"><text:span text:style-name="T1">GW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8.409cm" svg:y="4.92cm">
            <text:p text:style-name="P1"><text:span text:style-name="T1">M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8.409cm" svg:y="5.52cm">
            <text:p text:style-name="P1"><text:span text:style-name="T1">N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xml:id="id3" draw:id="id3" draw:layer="layout" svg:width="2.032cm" svg:height="0.508cm" svg:x="8.409cm" svg:y="6.12cm">
            <text:p text:style-name="P1"><text:span text:style-name="T1">R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8.409cm" svg:y="6.72cm">
            <text:p text:style-name="P1"><text:span text:style-name="T1">S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5" draw:id="id5" draw:layer="layout" svg:width="2.032cm" svg:height="0.508cm" svg:x="8.409cm" svg:y="7.32cm">
            <text:p text:style-name="P1"><text:span text:style-name="T1">SMT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3.5cm" svg:height="5cm" svg:x="7.675cm" svg:y="3.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25cm" svg:height="1cm" svg:x="7.8cm" svg:y="2.95cm">
            <text:p text:style-name="P1">Service Clients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11" draw:id="id11" draw:layer="layout" svg:width="4.25cm" svg:height="6cm" svg:x="7.3cm" svg:y="2.3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25cm" svg:height="1cm" svg:x="7.5cm" svg:y="2.3cm">
            <text:p text:style-name="P3"><text:span text:style-name="T2">ACM service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style-name="gr1">
          <draw:custom-shape draw:style-name="gr10" draw:text-style-name="P2" xml:id="id10" draw:id="id10" draw:layer="layout" svg:width="2.032cm" svg:height="0.508cm" svg:x="2.409cm" svg:y="3.721cm">
            <text:p text:style-name="P1"><text:span text:style-name="T1">AC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2.409cm" svg:y="4.321cm">
            <text:p text:style-name="P1"><text:span text:style-name="T1">GW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xml:id="id7" draw:id="id7" draw:layer="layout" svg:width="2.032cm" svg:height="0.508cm" svg:x="2.409cm" svg:y="4.921cm">
            <text:p text:style-name="P1"><text:span text:style-name="T1">M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xml:id="id19" draw:id="id19" draw:layer="layout" svg:width="2.032cm" svg:height="0.508cm" svg:x="2.409cm" svg:y="5.521cm">
            <text:p text:style-name="P1"><text:span text:style-name="T1">N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xml:id="id16" draw:id="id16" draw:layer="layout" svg:width="2.032cm" svg:height="0.508cm" svg:x="2.409cm" svg:y="6.121cm">
            <text:p text:style-name="P1"><text:span text:style-name="T1">R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xml:id="id22" draw:id="id22" draw:layer="layout" svg:width="2.032cm" svg:height="0.508cm" svg:x="2.409cm" svg:y="6.721cm">
            <text:p text:style-name="P1"><text:span text:style-name="T1">S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2.409cm" svg:y="7.321cm">
            <text:p text:style-name="P1"><text:span text:style-name="T1">SMT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3.5cm" svg:height="5cm" svg:x="1.675cm" svg:y="3.1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25cm" svg:height="1cm" svg:x="1.8cm" svg:y="2.951cm">
            <text:p text:style-name="P1">Service Clients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2" draw:id="id2" draw:layer="layout" svg:width="4.25cm" svg:height="6cm" svg:x="1.3cm" svg:y="2.35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25cm" svg:height="1cm" svg:x="1.5cm" svg:y="2.301cm">
            <text:p text:style-name="P3"><text:span text:style-name="T2">GWM service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style-name="gr1">
          <draw:custom-shape draw:style-name="gr10" draw:text-style-name="P2" xml:id="id12" draw:id="id12" draw:layer="layout" svg:width="2.032cm" svg:height="0.508cm" svg:x="14.409cm" svg:y="3.722cm">
            <text:p text:style-name="P1"><text:span text:style-name="T1">AC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14.409cm" svg:y="4.322cm">
            <text:p text:style-name="P1"><text:span text:style-name="T1">GW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14.409cm" svg:y="4.922cm">
            <text:p text:style-name="P1"><text:span text:style-name="T1">M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xml:id="id17" draw:id="id17" draw:layer="layout" svg:width="2.032cm" svg:height="0.508cm" svg:x="14.409cm" svg:y="5.522cm">
            <text:p text:style-name="P1"><text:span text:style-name="T1">N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14.409cm" svg:y="6.122cm">
            <text:p text:style-name="P1"><text:span text:style-name="T1">R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14.409cm" svg:y="6.722cm">
            <text:p text:style-name="P1"><text:span text:style-name="T1">S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14.409cm" svg:y="7.322cm">
            <text:p text:style-name="P1"><text:span text:style-name="T1">SMT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3.5cm" svg:height="5cm" svg:x="13.675cm" svg:y="3.10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25cm" svg:height="1cm" svg:x="13.8cm" svg:y="2.952cm">
            <text:p text:style-name="P1">Service Clients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8" draw:id="id8" draw:layer="layout" svg:width="4.25cm" svg:height="6cm" svg:x="13.3cm" svg:y="2.35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25cm" svg:height="1cm" svg:x="13.5cm" svg:y="2.302cm">
            <text:p text:style-name="P3"><text:span text:style-name="T2">MM service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style-name="gr1">
          <draw:custom-shape draw:style-name="gr10" draw:text-style-name="P2" xml:id="id13" draw:id="id13" draw:layer="layout" svg:width="2.032cm" svg:height="0.508cm" svg:x="20.409cm" svg:y="3.721cm">
            <text:p text:style-name="P1"><text:span text:style-name="T1">AC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5" draw:id="id15" draw:layer="layout" svg:width="2.032cm" svg:height="0.508cm" svg:x="20.409cm" svg:y="4.321cm">
            <text:p text:style-name="P1"><text:span text:style-name="T1">GW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20.409cm" svg:y="4.921cm">
            <text:p text:style-name="P1"><text:span text:style-name="T1">M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20.409cm" svg:y="5.521cm">
            <text:p text:style-name="P1"><text:span text:style-name="T1">N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20.409cm" svg:y="6.121cm">
            <text:p text:style-name="P1"><text:span text:style-name="T1">R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xml:id="id20" draw:id="id20" draw:layer="layout" svg:width="2.032cm" svg:height="0.508cm" svg:x="20.409cm" svg:y="6.721cm">
            <text:p text:style-name="P1"><text:span text:style-name="T1">S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20.409cm" svg:y="7.321cm">
            <text:p text:style-name="P1"><text:span text:style-name="T1">SMT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3.5cm" svg:height="5cm" svg:x="19.675cm" svg:y="3.10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25cm" svg:height="1cm" svg:x="19.8cm" svg:y="2.951cm">
            <text:p text:style-name="P1">Service Clients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18" draw:id="id18" draw:layer="layout" svg:width="4.25cm" svg:height="6cm" svg:x="19.3cm" svg:y="2.35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25cm" svg:height="1cm" svg:x="19.5cm" svg:y="2.301cm">
            <text:p text:style-name="P3"><text:span text:style-name="T2">NM service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style-name="gr1">
          <draw:custom-shape draw:style-name="gr2" draw:text-style-name="P2" draw:layer="layout" svg:width="2.032cm" svg:height="0.508cm" svg:x="32.409cm" svg:y="3.722cm">
            <text:p text:style-name="P1"><text:span text:style-name="T1">AC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32.409cm" svg:y="4.322cm">
            <text:p text:style-name="P1"><text:span text:style-name="T1">GW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32.409cm" svg:y="4.922cm">
            <text:p text:style-name="P1"><text:span text:style-name="T1">M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32.409cm" svg:y="5.522cm">
            <text:p text:style-name="P1"><text:span text:style-name="T1">N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32.409cm" svg:y="6.122cm">
            <text:p text:style-name="P1"><text:span text:style-name="T1">R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32.409cm" svg:y="6.722cm">
            <text:p text:style-name="P1"><text:span text:style-name="T1">S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32.409cm" svg:y="7.322cm">
            <text:p text:style-name="P1"><text:span text:style-name="T1">SMT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3.5cm" svg:height="5cm" svg:x="31.675cm" svg:y="3.10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25cm" svg:height="1cm" svg:x="31.8cm" svg:y="2.952cm">
            <text:p text:style-name="P1">Service Clients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4" draw:id="id4" draw:layer="layout" svg:width="4.25cm" svg:height="6cm" svg:x="31.3cm" svg:y="2.35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25cm" svg:height="1cm" svg:x="31.5cm" svg:y="2.302cm">
            <text:p text:style-name="P3"><text:span text:style-name="T2">RCS service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style-name="gr1">
          <draw:custom-shape draw:style-name="gr10" draw:text-style-name="P2" xml:id="id14" draw:id="id14" draw:layer="layout" svg:width="2.032cm" svg:height="0.508cm" svg:x="26.409cm" svg:y="3.723cm">
            <text:p text:style-name="P1"><text:span text:style-name="T1">AC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26.409cm" svg:y="4.323cm">
            <text:p text:style-name="P1"><text:span text:style-name="T1">GW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xml:id="id9" draw:id="id9" draw:layer="layout" svg:width="2.032cm" svg:height="0.508cm" svg:x="26.409cm" svg:y="4.923cm">
            <text:p text:style-name="P1"><text:span text:style-name="T1">M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26.409cm" svg:y="5.523cm">
            <text:p text:style-name="P1"><text:span text:style-name="T1">N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26.409cm" svg:y="6.123cm">
            <text:p text:style-name="P1"><text:span text:style-name="T1">R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26.409cm" svg:y="6.723cm">
            <text:p text:style-name="P1"><text:span text:style-name="T1">S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26.409cm" svg:y="7.323cm">
            <text:p text:style-name="P1"><text:span text:style-name="T1">SMT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3.5cm" svg:height="5cm" svg:x="25.675cm" svg:y="3.10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25cm" svg:height="1cm" svg:x="25.8cm" svg:y="2.953cm">
            <text:p text:style-name="P1">Service Clients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21" draw:id="id21" draw:layer="layout" svg:width="4.25cm" svg:height="6cm" svg:x="25.3cm" svg:y="2.3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25cm" svg:height="1cm" svg:x="25.5cm" svg:y="2.303cm">
            <text:p text:style-name="P3"><text:span text:style-name="T2">SM service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style-name="gr1">
          <draw:custom-shape draw:style-name="gr2" draw:text-style-name="P2" draw:layer="layout" svg:width="2.032cm" svg:height="0.508cm" svg:x="37.409cm" svg:y="3.722cm">
            <text:p text:style-name="P1"><text:span text:style-name="T1">AC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37.409cm" svg:y="4.322cm">
            <text:p text:style-name="P1"><text:span text:style-name="T1">GW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37.409cm" svg:y="4.922cm">
            <text:p text:style-name="P1"><text:span text:style-name="T1">M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37.409cm" svg:y="5.522cm">
            <text:p text:style-name="P1"><text:span text:style-name="T1">N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37.409cm" svg:y="6.122cm">
            <text:p text:style-name="P1"><text:span text:style-name="T1">R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37.409cm" svg:y="6.722cm">
            <text:p text:style-name="P1"><text:span text:style-name="T1">S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032cm" svg:height="0.508cm" svg:x="37.409cm" svg:y="7.322cm">
            <text:p text:style-name="P1"><text:span text:style-name="T1">SMT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3.5cm" svg:height="5cm" svg:x="36.675cm" svg:y="3.10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25cm" svg:height="1cm" svg:x="36.8cm" svg:y="2.952cm">
            <text:p text:style-name="P1">Service Clients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6" draw:id="id6" draw:layer="layout" svg:width="4.25cm" svg:height="6cm" svg:x="36.3cm" svg:y="2.35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25cm" svg:height="1cm" svg:x="36.5cm" svg:y="2.302cm">
            <text:p text:style-name="P3"><text:span text:style-name="T2">SMTP service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onnector draw:style-name="gr14" draw:text-style-name="P1" draw:layer="layout" draw:line-skew="1.058cm 0.898cm" svg:x1="10.441cm" svg:y1="4.574cm" svg:x2="3.425cm" svg:y2="8.351cm" draw:start-shape="id1" draw:start-glue-point="1" draw:end-shape="id2" draw:end-glue-point="2" svg:d="M10441 4574h1559v5176h-8575v-1399" svg:viewBox="0 0 8576 5177">
          <text:p/>
        </draw:connector>
        <draw:connector draw:style-name="gr15" draw:text-style-name="P1" draw:layer="layout" draw:line-skew="-8.621cm 1.647cm" svg:x1="10.441cm" svg:y1="6.374cm" svg:x2="33.425cm" svg:y2="8.352cm" draw:start-shape="id3" draw:start-glue-point="1" draw:end-shape="id4" draw:end-glue-point="2" svg:d="M10441 6374h1809v4126h21175v-2148" svg:viewBox="0 0 22985 4127">
          <text:p/>
        </draw:connector>
        <draw:connector draw:style-name="gr16" draw:text-style-name="P1" draw:layer="layout" draw:line-skew="-11.621cm 2.147cm" svg:x1="10.441cm" svg:y1="7.574cm" svg:x2="38.425cm" svg:y2="8.352cm" draw:start-shape="id5" draw:start-glue-point="1" draw:end-shape="id6" draw:end-glue-point="2" svg:d="M10441 7574h1309v3426h26675v-2648" svg:viewBox="0 0 27985 3427">
          <text:p/>
        </draw:connector>
        <draw:connector draw:style-name="gr17" draw:text-style-name="P1" draw:layer="layout" draw:line-skew="-2.371cm 1.147cm" svg:x1="4.441cm" svg:y1="5.175cm" svg:x2="15.425cm" svg:y2="8.352cm" draw:start-shape="id7" draw:start-glue-point="1" draw:end-shape="id8" draw:end-glue-point="2" svg:d="M4441 5175h2059v4825h8925v-1648" svg:viewBox="0 0 10985 4826">
          <text:p/>
        </draw:connector>
        <draw:connector draw:style-name="gr17" draw:text-style-name="P1" draw:layer="layout" draw:line-skew="0.808cm 1.147cm" svg:x1="28.441cm" svg:y1="5.177cm" svg:x2="15.425cm" svg:y2="8.352cm" draw:start-shape="id9" draw:start-glue-point="1" draw:end-shape="id8" draw:end-glue-point="2" svg:d="M28441 5177h1309v4823h-14325v-1648" svg:viewBox="0 0 14326 4824">
          <text:p/>
        </draw:connector>
        <draw:connector draw:style-name="gr18" draw:text-style-name="P1" draw:layer="layout" draw:line-skew="0.879cm 0.649cm" svg:x1="4.441cm" svg:y1="3.975cm" svg:x2="9.425cm" svg:y2="8.35cm" draw:start-shape="id10" draw:start-glue-point="1" draw:end-shape="id11" draw:end-glue-point="2" svg:d="M4441 3975h2309v5525h2675v-1150" svg:viewBox="0 0 4985 5526">
          <text:p/>
        </draw:connector>
        <draw:connector draw:style-name="gr18" draw:text-style-name="P1" draw:layer="layout" draw:line-skew="1.058cm 0.649cm" svg:x1="16.441cm" svg:y1="3.976cm" svg:x2="9.425cm" svg:y2="8.35cm" draw:start-shape="id12" draw:start-glue-point="1" draw:end-shape="id11" draw:end-glue-point="2" svg:d="M16441 3976h1559v5524h-8575v-1150" svg:viewBox="0 0 8576 5525">
          <text:p/>
        </draw:connector>
        <draw:connector draw:style-name="gr18" draw:text-style-name="P1" draw:layer="layout" draw:line-skew="1.308cm 0.649cm" svg:x1="22.441cm" svg:y1="3.975cm" svg:x2="9.425cm" svg:y2="8.35cm" draw:start-shape="id13" draw:start-glue-point="1" draw:end-shape="id11" draw:end-glue-point="2" svg:d="M22441 3975h1809v5525h-14825v-1150" svg:viewBox="0 0 14826 5526">
          <text:p/>
        </draw:connector>
        <draw:connector draw:style-name="gr18" draw:text-style-name="P1" draw:layer="layout" draw:line-skew="1.058cm 0.649cm" svg:x1="28.441cm" svg:y1="3.977cm" svg:x2="9.425cm" svg:y2="8.35cm" draw:start-shape="id14" draw:start-glue-point="1" draw:end-shape="id11" draw:end-glue-point="2" svg:d="M28441 3977h1559v5523h-20575v-1150" svg:viewBox="0 0 20576 5524">
          <text:p/>
        </draw:connector>
        <draw:connector draw:style-name="gr14" draw:text-style-name="P1" draw:layer="layout" draw:line-skew="1.058cm 0.898cm" svg:x1="22.441cm" svg:y1="4.575cm" svg:x2="3.425cm" svg:y2="8.351cm" draw:start-shape="id15" draw:start-glue-point="1" draw:end-shape="id2" draw:end-glue-point="2" svg:d="M22441 4575h1559v5175h-20575v-1399" svg:viewBox="0 0 20576 5176">
          <text:p/>
        </draw:connector>
        <draw:connector draw:style-name="gr15" draw:text-style-name="P1" draw:layer="layout" draw:line-skew="-11.871cm 1.647cm" svg:x1="4.441cm" svg:y1="6.375cm" svg:x2="33.425cm" svg:y2="8.352cm" draw:start-shape="id16" draw:start-glue-point="1" draw:end-shape="id4" draw:end-glue-point="2" svg:d="M4441 6375h1559v4125h27425v-2148" svg:viewBox="0 0 28985 4126">
          <text:p/>
        </draw:connector>
        <draw:connector draw:style-name="gr19" draw:text-style-name="P1" draw:layer="layout" draw:line-skew="-0.121cm 1.398cm" svg:x1="16.441cm" svg:y1="5.776cm" svg:x2="21.425cm" svg:y2="8.351cm" draw:start-shape="id17" draw:start-glue-point="1" draw:end-shape="id18" draw:end-glue-point="2" svg:d="M16441 5776h1309v4474h3675v-1899" svg:viewBox="0 0 4985 4475">
          <text:p/>
        </draw:connector>
        <draw:connector draw:style-name="gr19" draw:text-style-name="P1" draw:layer="layout" draw:line-skew="-5.621cm 1.398cm" svg:x1="4.441cm" svg:y1="5.775cm" svg:x2="21.425cm" svg:y2="8.351cm" draw:start-shape="id19" draw:start-glue-point="1" draw:end-shape="id18" draw:end-glue-point="2" svg:d="M4441 5775h1809v4475h15175v-1899" svg:viewBox="0 0 16985 4476">
          <text:p/>
        </draw:connector>
        <draw:connector draw:style-name="gr20" draw:text-style-name="P1" draw:layer="layout" draw:line-skew="-0.121cm 1.896cm" svg:x1="22.441cm" svg:y1="6.975cm" svg:x2="27.425cm" svg:y2="8.353cm" draw:start-shape="id20" draw:start-glue-point="1" draw:end-shape="id21" draw:end-glue-point="2" svg:d="M22441 6975h1309v3775h3675v-2397" svg:viewBox="0 0 4985 3776">
          <text:p/>
        </draw:connector>
        <draw:connector draw:style-name="gr20" draw:text-style-name="P1" draw:layer="layout" draw:line-skew="-9.121cm 1.896cm" svg:x1="4.441cm" svg:y1="6.975cm" svg:x2="27.425cm" svg:y2="8.353cm" draw:start-shape="id22" draw:start-glue-point="1" draw:end-shape="id21" draw:end-glue-point="2" svg:d="M4441 6975h1309v3775h21675v-2397" svg:viewBox="0 0 22985 37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erviceClient" style:family="graphic" style:parent-style-name="objectwithoutfill">
      <style:graphic-properties draw:stroke-dash="Dash_20_Dot_20_4" svg:stroke-color="#000000" draw:opacity="50%" draw:textarea-horizontal-align="left" draw:textarea-vertical-align="middle" draw:auto-grow-height="false" fo:padding-left="0.127cm" fo:padding-right="0.127cm" draw:shadow="hidden" draw:shadow-offset-x="0.203cm" draw:shadow-offset-y="0.203cm" draw:shadow-opacity="50%"/>
      <style:paragraph-properties loext:tab-stop-distance="0cm">
        <style:tab-stops/>
      </style:paragraph-properties>
      <style:text-properties fo:color="#0000ff" loext:opacity="100%" fo:font-size="10pt"/>
    </style:style>
    <style:style style:name="ServiceClientsTitle" style:family="graphic" style:parent-style-name="Outlined_20_Green">
      <style:graphic-properties draw:stroke="none" draw:shadow-color="#000000"/>
      <style:text-properties fo:color="#000000" loext:opacity="100%" style:font-name="Tahoma" fo:font-family="Tahoma" style:font-style-name="Regular" style:font-family-generic="swiss" style:font-pitch="variable" fo:font-size="10pt" fo:font-weight="normal"/>
    </style:style>
    <style:style style:name="Service" style:family="graphic" style:parent-style-name="ServiceClient">
      <style:graphic-properties svg:stroke-color="#000000"/>
    </style:style>
    <style:style style:name="TitleBlack" style:family="graphic" style:parent-style-name="ServiceClientsTitle">
      <style:text-properties fo:color="#000000" loext:opacity="100%"/>
    </style:style>
    <style:style style:name="ServiceClientInvisible" style:family="graphic" style:parent-style-name="ServiceClient">
      <style:graphic-properties draw:stroke="none" svg:stroke-color="#ff0000" draw:textarea-horizontal-align="left" draw:textarea-vertical-align="middle"/>
      <style:paragraph-properties loext:tab-stop-distance="0cm">
        <style:tab-stops/>
      </style:paragraph-properties>
      <style:text-properties fo:color="#d3d3d3" loext:opacity="100%"/>
    </style:style>
    <style:style style:name="ServiceClientGWM" style:family="graphic" style:parent-style-name="ServiceClient">
      <style:graphic-properties svg:stroke-color="#ffa500" draw:marker-end="Concave_20_short"/>
      <style:text-properties fo:color="#ffa500" loext:opacity="100%"/>
    </style:style>
    <style:style style:name="ServiceClientSMTP" style:family="graphic" style:parent-style-name="ServiceClientGWM">
      <style:graphic-properties svg:stroke-color="#8b4513"/>
      <style:text-properties fo:color="#8b4513" loext:opacity="100%"/>
    </style:style>
    <style:style style:name="ServiceClientRCS" style:family="graphic" style:parent-style-name="ServiceClientSMTP">
      <style:graphic-properties svg:stroke-color="#9400d3"/>
      <style:text-properties fo:color="#9400d3" loext:opacity="100%"/>
    </style:style>
    <style:style style:name="ServiceClientMM" style:family="graphic" style:parent-style-name="ServiceClientGWM">
      <style:graphic-properties svg:stroke-color="#0000ff"/>
      <style:text-properties fo:color="#0000ff" loext:opacity="100%"/>
    </style:style>
    <style:style style:name="ServiceClientACM" style:family="graphic" style:parent-style-name="ServiceClientGWM">
      <style:graphic-properties svg:stroke-color="#ff0000"/>
      <style:text-properties fo:color="#ff0000" loext:opacity="100%"/>
    </style:style>
    <style:style style:name="ServiceClientNM" style:family="graphic" style:parent-style-name="ServiceClientMM">
      <style:graphic-properties svg:stroke-color="#008000"/>
      <style:text-properties fo:color="#008000" loext:opacity="100%"/>
    </style:style>
    <style:style style:name="ServiceClientSM" style:family="graphic" style:parent-style-name="ServiceClientACM">
      <style:graphic-properties svg:stroke-color="#000000"/>
      <style:text-properties fo:color="#000000" loext:opacity="100%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0T01:06:58.859000000</meta:creation-date>
    <dc:date>2024-10-24T02:17:18.293000000</dc:date>
    <meta:editing-duration>PT2H28M25S</meta:editing-duration>
    <meta:editing-cycles>62</meta:editing-cycles>
    <meta:generator>LibreOffice/24.8.2.1$Windows_X86_64 LibreOffice_project/0f794b6e29741098670a3b95d60478a65d05ef13</meta:generator>
    <meta:document-statistic meta:object-count="99"/>
  </office:meta>
</office:document-meta>
</file>